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Sumb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SUMBUL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Nerv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Hear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ef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Inspira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limacteric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usic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Gentle 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Nervous, irritable and sleepless. </text:p>
      <text:p text:style-name="Primary">As of hot water flowing through part. </text:p>
      <text:p text:style-name="Primary">Yellow, tenacious discharges. </text:p>
      <text:p text:style-name="Primary">Early senility. </text:p>
      <text:p text:style-name="Primary"/>
      <text:p text:style-name="Secondary">Laughs and weeps by turns. </text:p>
      <text:p text:style-name="Secondary">As of a hair or cobweb on face. </text:p>
      <text:p text:style-name="Secondary">Choking constriction in throat. </text:p>
      <text:p text:style-name="Secondary">Hysteria. </text:p>
      <text:p text:style-name="Secondary">Burning pyrosis. </text:p>
      <text:p text:style-name="Secondary">Oppressive tightness in left chest. </text:p>
      <text:p text:style-name="Secondary">Dyspnœa. </text:p>
      <text:p text:style-name="Secondary">Asthma; cardiac. </text:p>
      <text:p text:style-name="Secondary">Sexual excitability. </text:p>
      <text:p text:style-name="Secondary">Trickling along spine. </text:p>
      <text:p text:style-name="Secondary">Pale, cold skin. </text:p>
      <text:p text:style-name="Secondary">Internal itching. </text:p>
      <text:p text:style-name="Secondary">Dreams of falling. </text:p>
      <text:p text:style-name="SK-MM-Remedy-Reference">Complementary: Lact. Related: Mos.</text:p>
      <text:p text:style-name="Standard"/>
      <text:p text:style-name="SK-MM-Rem-Short">Sym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SYMPHYTUM OFFICINALE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CARTILAGE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PERIOSTEUM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Flat bon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INJURI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Blows from blunt instrumen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FRACTUR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Calc-p.</text:p>
      <text:p text:style-name="Standard"/>
      <text:p text:style-name="SK-MM-Rem-Short">Tab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TABAC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Nerves</text:span></text:p>
          </table:table-cell>
          <table:table-cell table:style-name="Table2.A2" office:value-type="string">
            <text:p text:style-name="SK-MM-L2">Cerebro-spinal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Vagu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ympathetic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Ganglia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HEART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GLAND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SECRETIO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MOTION</text:span>of rid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Lying on left sid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Coldfresh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Twiligh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Uncovering abdome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Relaxing irritant; causing prostration, free secretions and exciting muscles of hollow organs. </text:p>
      <text:p text:style-name="Primary">Cramp, then paralysis; of bowels, heart, etc. </text:p>
      <text:p text:style-name="Primary">Paroxysmal or jerky effects. </text:p>
      <text:p text:style-name="Primary">Stormy, dangerous cases, with rapid changes. </text:p>
      <text:p text:style-name="Primary">Pains, &lt; from heat. </text:p>
      <text:p text:style-name="Primary">Faintness; slides down. </text:p>
      <text:p text:style-name="Primary">Tremor. </text:p>
      <text:p text:style-name="Primary"/>
      <text:p text:style-name="Secondary">Morose, despairing and wretched or indifferent. </text:p>
      <text:p text:style-name="Secondary">Confusion. </text:p>
      <text:p text:style-name="Secondary">Mental fag. </text:p>
      <text:p text:style-name="Secondary">Excessive vertigo; with copious sweat (cold), &lt; opening eyes. </text:p>
      <text:p text:style-name="Secondary">Retina retains images too long. </text:p>
      <text:p text:style-name="Secondary">Deathly pale, pinched look. </text:p>
      <text:p text:style-name="Secondary">Retracted lips. </text:p>
      <text:p text:style-name="Secondary">Spasm of lower jaw. </text:p>
      <text:p text:style-name="Secondary">Tetanus. </text:p>
      <text:p text:style-name="Secondary">Much spitting; with complaints. </text:p>
      <text:p text:style-name="Secondary">Clutching about throat. </text:p>
      <text:p text:style-name="Secondary">Deathly nausea and violent vomiting; &lt; least motion; with much spitting. </text:p>
      <text:p text:style-name="Secondary"><text:soft-page-break/>Retching. </text:p>
      <text:p text:style-name="Secondary">Pregnancy. </text:p>
      <text:p text:style-name="Secondary">Seasickness. </text:p>
      <text:p text:style-name="Secondary">Acidity. </text:p>
      <text:p text:style-name="Secondary">Sinking at epigastrium. </text:p>
      <text:p text:style-name="Secondary">Wants abdomen uncovered. </text:p>
      <text:p text:style-name="Secondary">Heaviness in r. </text:p>
      <text:p text:style-name="Secondary">abdomen </text:p>
      <text:p text:style-name="Secondary">Colic; with weakness. </text:p>
      <text:p text:style-name="Secondary">Involuntary choleraic or thick, curdled, watery stool; like sour milk. </text:p>
      <text:p text:style-name="Secondary">Ileus. </text:p>
      <text:p text:style-name="Secondary">Dribbling urine. </text:p>
      <text:p text:style-name="Secondary">Renal colic. </text:p>
      <text:p text:style-name="Secondary">Emissions. </text:p>
      <text:p text:style-name="Secondary">Impotency. </text:p>
      <text:p text:style-name="Secondary">Constricted chest. </text:p>
      <text:p text:style-name="Secondary">Asthma. </text:p>
      <text:p text:style-name="Secondary">Twisting about heart. </text:p>
      <text:p text:style-name="Secondary">Angina pectoris; with nausea, cold sweat and collapse. </text:p>
      <text:p text:style-name="Secondary">Unsteady heart beat. </text:p>
      <text:p text:style-name="Secondary">Backache, &lt; lying &gt; walking. </text:p>
      <text:p text:style-name="Secondary">Fuzzy fingertips. </text:p>
      <text:p text:style-name="Secondary">Nightmare. </text:p>
      <text:p text:style-name="Secondary">Icy cold skin. </text:p>
      <text:p text:style-name="Secondary">Thready, intermittent pulse. </text:p>
      <text:p text:style-name="Secondary">Cold legs. </text:p>
      <text:p text:style-name="Secondary">Heat; of one cheek; down spine; internal. </text:p>
      <text:p text:style-name="Secondary">Sudden cold sweats; with chills; in renal colic, angina pectoris, etc. </text:p>
      <text:p text:style-name="SK-MM-Remedy-Reference">Complementary: Op. Related: Ars. Gel. Ver-a.</text:p>
      <text:p text:style-name="Standard"/>
      <text:p text:style-name="SK-MM-Rem-Short">Tarx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TARAXAC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Liv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toma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Restsittingstand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Walk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Bilious, sick feeling. </text:p>
      <text:p text:style-name="Primary">Stitches. </text:p>
      <text:p text:style-name="Primary"/>
      <text:p text:style-name="Secondary">Depression. </text:p>
      <text:p text:style-name="Secondary">Coated tongue, with raw patches; mapped. </text:p>
      <text:p text:style-name="Secondary">Sour taste or hawks sour mucus. </text:p>
      <text:p text:style-name="Secondary">White stools. </text:p>
      <text:p text:style-name="Secondary">Bilious diarrhœa. </text:p>
      <text:p text:style-name="Secondary"><text:soft-page-break/>Jaundice. </text:p>
      <text:p text:style-name="Secondary">Restless limbs, with tearing pains. </text:p>
      <text:p text:style-name="Secondary">Chilly after eating. </text:p>
      <text:p text:style-name="Secondary">Cold fingertips. </text:p>
      <text:p text:style-name="Secondary">Burning toes. </text:p>
      <text:p text:style-name="Secondary">Night sweats. </text:p>
      <text:p text:style-name="SK-MM-Remedy-Reference">Related: Nux-v.</text:p>
      <text:p text:style-name="Standard"/>
      <text:p text:style-name="SK-MM-Rem-Short">Tarn-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TARENTULA CUBENSI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Cellular tissu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Cold drink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Exer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Spasmodic difficulty of breathing. </text:p>
      <text:p text:style-name="Primary">Shattering cough; pertussis. </text:p>
      <text:p text:style-name="Primary">Slow incubation, then rapid onset, with alarming prostration, atrocious burning or sharp stinging pains, board like HARDNESS OF PART and copious sweat. </text:p>
      <text:p text:style-name="Primary">Intense diphtheritic fever. </text:p>
      <text:p text:style-name="Primary">Malignancy. </text:p>
      <text:p text:style-name="Primary">Sepsis. </text:p>
      <text:p text:style-name="Primary">Carbuncle. </text:p>
      <text:p text:style-name="Primary">Felon. </text:p>
      <text:p text:style-name="Primary">Bluish abscess. </text:p>
      <text:p text:style-name="Primary">Painful abscesses. </text:p>
      <text:p text:style-name="Primary">Death agony. </text:p>
      <text:p text:style-name="Primary">Paralysis, then convulsions. </text:p>
      <text:p text:style-name="Primary"/>
      <text:p text:style-name="Secondary">Nervous restlessness. </text:p>
      <text:p text:style-name="Secondary">Fulness in head. </text:p>
      <text:p text:style-name="Secondary">Tendency to vomit. </text:p>
      <text:p text:style-name="Secondary">Pruritus vulvæ. </text:p>
      <text:p text:style-name="Secondary">Trembling hands. </text:p>
      <text:p text:style-name="Secondary">Fidgety feet. </text:p>
      <text:p text:style-name="Secondary">Purple discoloration. </text:p>
      <text:p text:style-name="Secondary">Gangrene. </text:p>
      <text:p text:style-name="Secondary">Pungent heat of surface. </text:p>
      <text:p text:style-name="Secondary">Drowsy. </text:p>
      <text:p text:style-name="Secondary">Unsteady gait. </text:p>
      <text:p text:style-name="SK-MM-Remedy-Reference">Related: Anthx. Lat-m.</text:p>
      <text:p text:style-name="Standard"/>
      <text:p text:style-name="SK-MM-Rem-Short">Tarn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TARENTULA HISPAN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NERV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HEAR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pin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RESPIRA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Generative sphe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Righ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TOUCH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Nois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amp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Periodically</text:p>
          </table:table-cell>
          <table:table-cell table:style-name="Table5.A2" office:value-type="string">
            <text:p text:style-name="SK-MM-L2">Same hou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Yearly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After mens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ven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Relaxation</text:p>
          </table:table-cell>
          <table:table-cell table:style-name="Table5.A2" office:value-type="string">
            <text:p text:style-name="SK-MM-L2">Rubbing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Sweating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Smoking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Open air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Music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Riding horseback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In the su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VIOLENCE; </text:span>sudden. </text:p>
      <text:p text:style-name="Primary">Restless, fidgety, hurried; in incessant motion, but walking &lt;. </text:p>
      <text:p text:style-name="Primary">Rolls from side to side (Am-c. </text:p>
      <text:p text:style-name="Primary">Ars. </text:p>
      <text:p text:style-name="Primary">Lach.); &lt; head, and rubs it. </text:p>
      <text:p text:style-name="Primary">Quivering. </text:p>
      <text:p text:style-name="Primary">Numb prickling. </text:p>
      <text:p text:style-name="Primary">Jerking. </text:p>
      <text:p text:style-name="Primary">Twitching. </text:p>
      <text:p text:style-name="Primary">Chorea. </text:p>
      <text:p text:style-name="Primary">Synalgias; sexual (Ap.). </text:p>
      <text:p text:style-name="Primary">Violent pain. </text:p>
      <text:p text:style-name="Primary">Sepsis; deep. </text:p>
      <text:p text:style-name="Primary">Emaciation; &lt; face. </text:p>
      <text:p text:style-name="Primary"/>
      <text:p text:style-name="Secondary">Averse to green colors. </text:p>
      <text:p text:style-name="Secondary">Dances up and down. </text:p>
      <text:p text:style-name="Secondary">Sensitive and nervous. </text:p>
      <text:p text:style-name="Secondary"><text:soft-page-break/>Nervous laughter, then screams. </text:p>
      <text:p text:style-name="Secondary">Lacks control. </text:p>
      <text:p text:style-name="Secondary">Erratic. </text:p>
      <text:p text:style-name="Secondary">Impulsive. </text:p>
      <text:p text:style-name="Secondary">Selfish. </text:p>
      <text:p text:style-name="Secondary">Suddenly changing moods, fancies or strength. </text:p>
      <text:p text:style-name="Secondary">Hysteria. </text:p>
      <text:p text:style-name="Secondary">Hateful, adroit, crafty, cunning and destructive or depraved (Buf.). </text:p>
      <text:p text:style-name="Secondary">Throws things. </text:p>
      <text:p text:style-name="Secondary">Malingering. </text:p>
      <text:p text:style-name="Secondary">Kleptomania. </text:p>
      <text:p text:style-name="Secondary">Angry despair. </text:p>
      <text:p text:style-name="Secondary">Death agony. </text:p>
      <text:p text:style-name="Secondary">Vertigo, then spasms. </text:p>
      <text:p text:style-name="Secondary">As of needles pricking brain. </text:p>
      <text:p text:style-name="Secondary">Heavy l. </text:p>
      <text:p text:style-name="Secondary">parietal ache to face and neck, with impatience and nausea. </text:p>
      <text:p text:style-name="Secondary">Sleepless; from excitement. </text:p>
      <text:p text:style-name="Secondary">Violent crushing headache, as an accompaniment. </text:p>
      <text:p text:style-name="Secondary">Meningitis. </text:p>
      <text:p text:style-name="Secondary">Thick tears. </text:p>
      <text:p text:style-name="Secondary">Expression of horror. </text:p>
      <text:p text:style-name="Secondary">Face fiery red; bloated. </text:p>
      <text:p text:style-name="Secondary">Craves raw foods. </text:p>
      <text:p text:style-name="Secondary">Heaviness in pelvis. </text:p>
      <text:p text:style-name="Secondary">Stool; oily; excited by washing head. </text:p>
      <text:p text:style-name="Secondary">Foul urine, with sandy sediment. </text:p>
      <text:p text:style-name="Secondary">Sensitive genitals. </text:p>
      <text:p text:style-name="Secondary">Sexual erethism. </text:p>
      <text:p text:style-name="Secondary">Hot semen. </text:p>
      <text:p text:style-name="Secondary">Dry, hot, raw itching vulva and vagina, &lt; scratching. </text:p>
      <text:p text:style-name="Secondary">Motions or burning in uterus. </text:p>
      <text:p text:style-name="Secondary">Cancer of cervix. </text:p>
      <text:p text:style-name="Secondary">Leucorrhœa of clear, acrid, sticky lumps. </text:p>
      <text:p text:style-name="Secondary"><text:span text:style-name="Strong_20_Emphasis">SUFFOCATION; </text:span>must have fresh air; &lt; coughing. </text:p>
      <text:p text:style-name="Secondary">Cough, &gt; smoking, &lt; noise. </text:p>
      <text:p text:style-name="Secondary">Heart, twists around; takes sudden jump. </text:p>
      <text:p text:style-name="Secondary">Chorea cordis, with arm symptoms; &lt; hands in cold water. </text:p>
      <text:p text:style-name="Secondary">Painfully sensitive spine; touch excites pains in heart, chest, etc. </text:p>
      <text:p text:style-name="Secondary">(Bell.). </text:p>
      <text:p text:style-name="Secondary">Restless arms; keeps hands busy; picks fingers. </text:p>
      <text:p text:style-name="Secondary">Restless legs; impulse to walk. </text:p>
      <text:p text:style-name="Secondary">Festination. </text:p>
      <text:p text:style-name="Secondary">Cold, moist feet and hands. </text:p>
      <text:p text:style-name="Secondary">Itching soles. </text:p>
      <text:p text:style-name="Secondary">Sawing bone pains. </text:p>
      <text:p text:style-name="Secondary">Skin, purplish (Sol-n.); ecchymotic; cold spots or as of cold water flowing or dropping on part. </text:p>
      <text:p text:style-name="Secondary">Suppuration; deep. evacuates pus rapidly. </text:p>
      <text:p text:style-name="Secondary">Noma. </text:p>
      <text:p text:style-name="Secondary">Alternate chill and heat. </text:p>
      <text:p text:style-name="Secondary">General heat, with cold feet. </text:p>
      <text:p text:style-name="Secondary"><text:soft-page-break/>Fever; septic. </text:p>
      <text:p text:style-name="Secondary">Sweat, profuse; excoriating. </text:p>
      <text:p text:style-name="SK-MM-Remedy-Reference">Complementary: Ars. Related: Agar. Ars. Mygal.</text:p>
      <text:p text:style-name="Standard"/>
      <text:p text:style-name="SK-MM-Rem-Short">Tell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TELLURIUM METALLIC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Spin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Nerv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Ear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Ey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ki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ight to lef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Tou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Lying on par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mpty swallow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pinal injuri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Weekl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Offensive; like putrid fish brine or garlic. </text:p>
      <text:p text:style-name="Primary">Salty; taste; mucus from throat; pus, etc. </text:p>
      <text:p text:style-name="Primary">Acrid discharges; excite itching, vesicles, etc. </text:p>
      <text:p text:style-name="Primary">Periostitis. </text:p>
      <text:p text:style-name="Primary">Numbness. </text:p>
      <text:p text:style-name="Primary">Sharp, quick pains, then soreness. </text:p>
      <text:p text:style-name="Primary">Sense of retention. </text:p>
      <text:p text:style-name="Primary"/>
      <text:p text:style-name="Secondary">Vertigo; &lt; falling to sleep. </text:p>
      <text:p text:style-name="Secondary">Linear head pains. </text:p>
      <text:p text:style-name="Secondary">Thick tarsi. </text:p>
      <text:p text:style-name="Secondary">Inflamed, bluish, puffy ears. </text:p>
      <text:p text:style-name="Secondary">Otitis. </text:p>
      <text:p text:style-name="Secondary">Fluent coryza, hoarseness and watery eyes. </text:p>
      <text:p text:style-name="Secondary">Twitching face; pains jerk angle (l) of mouth up. </text:p>
      <text:p text:style-name="Secondary">Rancid belching. </text:p>
      <text:p text:style-name="Secondary">Retching, ends in yawning. </text:p>
      <text:p text:style-name="Secondary">Stomach feels hollow. </text:p>
      <text:p text:style-name="Secondary">Sprained pain in chest muscles, over heart, &lt; raising arms. </text:p>
      <text:p text:style-name="Secondary">Very sensitive or sore spine. </text:p>
      <text:p text:style-name="Secondary">Deep sciatic pain, &lt; coughing, sneezing, straining or lying. </text:p>
      <text:p text:style-name="Secondary">Itching, pricking, as from bugs. </text:p>
      <text:p text:style-name="Secondary"><text:soft-page-break/>Circular eruptions. </text:p>
      <text:p text:style-name="Secondary">Ringworm. </text:p>
      <text:p text:style-name="Secondary">Burning in an old scar. </text:p>
      <text:p text:style-name="Secondary">Chills down spine, &lt; lying on back. </text:p>
      <text:p text:style-name="SK-MM-Remedy-Reference">Related: Cep. Sele.</text:p>
      <text:p text:style-name="Standard"/>
      <text:p text:style-name="SK-MM-Rem-Short">Terb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TEREBINTHIN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Mucous membranes</text:p>
          </table:table-cell>
          <table:table-cell table:style-name="Table7.A2" office:value-type="string">
            <text:p text:style-name="SK-MM-L2"><text:span text:style-name="Strong_20_Emphasis">KIDNEY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Bladder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Bronchial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espira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Hear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Bloo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Dampnes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y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Pressur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Kidneys affected, with rheumatism. </text:p>
      <text:p text:style-name="Primary">Sudden, grippy aching. </text:p>
      <text:p text:style-name="Primary">Stiff, sore muscles. </text:p>
      <text:p text:style-name="Primary">Pain; excites urination; along larger nerves. </text:p>
      <text:p text:style-name="Primary">Burning; tip of tongue, epigastrium; small of back; kidney; uterus, etc. </text:p>
      <text:p text:style-name="Primary">Congestion. </text:p>
      <text:p text:style-name="Primary">HÆMORRHAGE; passive; oozing mucous surfaces. </text:p>
      <text:p text:style-name="Primary"/>
      <text:p text:style-name="Secondary">Exhausted and sensitive. </text:p>
      <text:p text:style-name="Secondary">Smooth, sore glossy tongue. </text:p>
      <text:p text:style-name="Secondary">Bruised, sore abdomen and bladder. </text:p>
      <text:p text:style-name="Secondary">Flatulence. </text:p>
      <text:p text:style-name="Secondary">Tympanites. </text:p>
      <text:p text:style-name="Secondary">Ascites. </text:p>
      <text:p text:style-name="Secondary">Profuse mucous stools. </text:p>
      <text:p text:style-name="Secondary">Burning or pains along ureters. </text:p>
      <text:p text:style-name="Secondary">Strangury. </text:p>
      <text:p text:style-name="Secondary">Urine; smoky; with coffee grounds or thick, yellow, slimy, muddy sediment; odor of violets; bloody. </text:p>
      <text:p text:style-name="Secondary">Nephritis; early; scarlatinal; with violent bronchitis. </text:p>
      <text:p text:style-name="Secondary">Cystitis. </text:p>
      <text:p text:style-name="Secondary"><text:soft-page-break/>Bleeding bladder. </text:p>
      <text:p text:style-name="Secondary">Pains alternate between bladder and navel. </text:p>
      <text:p text:style-name="Secondary">Metritis. </text:p>
      <text:p text:style-name="Secondary">Bronchial asthma. </text:p>
      <text:p text:style-name="Secondary">Hands feel swelled. </text:p>
      <text:p text:style-name="Secondary">Cramp in knees. </text:p>
      <text:p text:style-name="Secondary">Advancing purpuric spots. </text:p>
      <text:p text:style-name="Secondary">Drowsiness. </text:p>
      <text:p text:style-name="Secondary">Rapid pulse. </text:p>
      <text:p text:style-name="Secondary">Heat under skin. </text:p>
      <text:p text:style-name="Secondary">Cold sweat on legs. </text:p>
      <text:p text:style-name="SK-MM-Remedy-Reference">Antidote: Canth. Related: Canth. Erig. Pho.</text:p>
      <text:p text:style-name="Standard"/>
      <text:p text:style-name="SK-MM-Rem-Short">Ther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THERIDION CURASSAVIC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NERV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pin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on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eft side; headches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Strong_20_Emphasis">NOISE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ouch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CLOSING EY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east 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Rid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Ja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Res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Warmth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Hypersensitive. </text:p>
      <text:p text:style-name="Primary"><text:span text:style-name="Strong_20_Emphasis">NOISE IS INSUFFERABLY PENETRATING; </text:span>affects the teeth; causes nausea, chills, and pains all over; strikes painful spots, etc. </text:p>
      <text:p text:style-name="Primary">Water feels too cold. </text:p>
      <text:p text:style-name="Primary">Bounding internally. </text:p>
      <text:p text:style-name="Primary"/>
      <text:p text:style-name="Secondary">Startled by the least thing. </text:p>
      <text:p text:style-name="Secondary">Fruitless activity. </text:p>
      <text:p text:style-name="Secondary">Sense of duality. </text:p>
      <text:p text:style-name="Secondary">Hysteria. </text:p>
      <text:p text:style-name="Secondary">Vertigo with nausea, on closing eyes. </text:p>
      <text:p text:style-name="Secondary">Headache felt during sleep, &lt; jarring. </text:p>
      <text:p text:style-name="Secondary">Migraine. </text:p>
      <text:p text:style-name="Secondary"><text:soft-page-break/>Glittering vision on stooping. </text:p>
      <text:p text:style-name="Secondary">Luminosities, then blurred vision. </text:p>
      <text:p text:style-name="Secondary">Pain over root of nose. </text:p>
      <text:p text:style-name="Secondary">Yellow-green, thick, foul nasal discharge. </text:p>
      <text:p text:style-name="Secondary">Ozœna. </text:p>
      <text:p text:style-name="Secondary">Post-nasal catarrh. </text:p>
      <text:p text:style-name="Secondary">Nausea, &lt; least motion. </text:p>
      <text:p text:style-name="Secondary">Sea-sickness. </text:p>
      <text:p text:style-name="Secondary">Burning in liver. </text:p>
      <text:p text:style-name="Secondary">Pains at end of left floating ribs. </text:p>
      <text:p text:style-name="Secondary">Gonorrhœa. </text:p>
      <text:p text:style-name="Secondary">Cough; jerks body together. </text:p>
      <text:p text:style-name="Secondary">Too much air seems to enter chest. </text:p>
      <text:p text:style-name="Secondary">Stitch back through apex of left lung. </text:p>
      <text:p text:style-name="Secondary">Phthisis florida. </text:p>
      <text:p text:style-name="Secondary">Cardiac anxiety. </text:p>
      <text:p text:style-name="Secondary">Spine is sensitive to pressure or jar. </text:p>
      <text:p text:style-name="Secondary">Burning in upper arms. </text:p>
      <text:p text:style-name="Secondary">Restless feeling in hands; wrings them. </text:p>
      <text:p text:style-name="Secondary">Bones seem broken. </text:p>
      <text:p text:style-name="Secondary">Necrosis. </text:p>
      <text:p text:style-name="Secondary">Scrofula. </text:p>
      <text:p text:style-name="Secondary">Stinging thrusts in skin. </text:p>
      <text:p text:style-name="Secondary">Internal coldness. </text:p>
      <text:p text:style-name="Secondary">Cold sweat is easily excited. </text:p>
      <text:p text:style-name="SK-MM-Remedy-Reference">Related: Asar. Sil.</text:p>
      <text:p text:style-name="Standard"/>
      <text:p text:style-name="SK-MM-Rem-Short">Thu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THUYA OCCIDENTAL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Mucous membranes</text:p>
          </table:table-cell>
          <table:table-cell table:style-name="Table9.A2" office:value-type="string">
            <text:p text:style-name="SK-MM-L2">GENITO-URINARY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Intestin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Min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Nerv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Occipu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Gland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Strong_20_Emphasis">SKI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eft sideovar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COLD DAMP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Heatof be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eriodically</text:p>
          </table:table-cell>
          <table:table-cell table:style-name="Table9.A2" office:value-type="string">
            <text:p text:style-name="SK-MM-L2">3 A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M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Yearly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Increasing moo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During mens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Urin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Gonorrhœ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yphili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ercur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Vaccina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Te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On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Warm</text:p>
          </table:table-cell>
          <table:table-cell table:style-name="Table9.A2" office:value-type="string">
            <text:p text:style-name="SK-MM-L2">Win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Ai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Wrapping hea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Free secre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neez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rossing leg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Touc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Exhausted and soft. </text:p>
      <text:p text:style-name="Primary">Great prostration. </text:p>
      <text:p text:style-name="Primary">Rapid emaciation. </text:p>
      <text:p text:style-name="Primary">Soft, exuberant, fungoid tissue; polypi; condylomata; warts, pediculated, black, suppressed, etc. </text:p>
      <text:p text:style-name="Primary">Sycotic, hydrogenoid or lymphatic constitution. </text:p>
      <text:p text:style-name="Primary">Foul, acrid, musty, rancid or sweetish odors. </text:p>
      <text:p text:style-name="Primary">Oily stool, skin or sweat. </text:p>
      <text:p text:style-name="Primary">Trickling; in urethra. </text:p>
      <text:p text:style-name="Primary">Burning, sticking, numbing, drawing or wandering pains, &lt; warmth. </text:p>
      <text:p text:style-name="Primary">Rheumatism. </text:p>
      <text:p text:style-name="Primary">Jerkings, of spinal origin. </text:p>
      <text:p text:style-name="Primary">Parts look dead. </text:p>
      <text:p text:style-name="Primary"/>
      <text:p text:style-name="Secondary">Ill-humored; sad; loathes life. </text:p>
      <text:p text:style-name="Secondary">Illusions, then fixed ideas; of fragility; of a live thing internally; of some one at his side; of being in hands of a stronger power, etc. </text:p>
      <text:p text:style-name="Secondary">Hasty and anxious; over trifles. </text:p>
      <text:p text:style-name="Secondary">Can't concentrate. </text:p>
      <text:p text:style-name="Secondary">Neurasthenia; prostatic. </text:p>
      <text:p text:style-name="Secondary">Vertigo; as if in a swing. </text:p>
      <text:p text:style-name="Secondary">Tearing or like a nail in l. </text:p>
      <text:p text:style-name="Secondary">head. </text:p>
      <text:p text:style-name="Secondary"><text:soft-page-break/>Neuralgia. </text:p>
      <text:p text:style-name="Secondary">Dry, split hair. </text:p>
      <text:p text:style-name="Secondary">Eyes blood red; full of tears; stand open. </text:p>
      <text:p text:style-name="Secondary">Sclerotitis. </text:p>
      <text:p text:style-name="Secondary">Jagged iris. </text:p>
      <text:p text:style-name="Secondary">Photopsies, beyond visual field. </text:p>
      <text:p text:style-name="Secondary">Bloody scabs or briny odor in nose. </text:p>
      <text:p text:style-name="Secondary">Epistaxis. </text:p>
      <text:p text:style-name="Secondary">Face, pale, waxy, shiny; dark under eyes; spiderlets on. </text:p>
      <text:p text:style-name="Secondary">Boring in zygomæ. </text:p>
      <text:p text:style-name="Secondary">Teeth decay at edge of gums; gnawing pains, &lt; cold. </text:p>
      <text:p text:style-name="Secondary">Ranula. </text:p>
      <text:p text:style-name="Secondary">Mucus in choanæ. </text:p>
      <text:p text:style-name="Secondary">Noisy swallowing or belching. </text:p>
      <text:p text:style-name="Secondary">Rancid or greasy eructations. </text:p>
      <text:p text:style-name="Secondary">Pushings in abdomen. </text:p>
      <text:p text:style-name="Secondary">Cutting squeezing in lower bowels, groins, bladder or urethra. </text:p>
      <text:p text:style-name="Secondary">Ileus. </text:p>
      <text:p text:style-name="Secondary">Gurgling in bowels; then painless, watery, grass green stools. </text:p>
      <text:p text:style-name="Secondary">Stools gurgle or pop out; &lt; breakfast. </text:p>
      <text:p text:style-name="Secondary">Stools of hard, black lumps mixed with gushing water; hurried; explosive; spraying; gassy. </text:p>
      <text:p text:style-name="Secondary">Moist anus or perineum. </text:p>
      <text:p text:style-name="Secondary">Urine burns; dribbles; foul; copious; frequent; must wait. </text:p>
      <text:p text:style-name="Secondary">Pain from l. </text:p>
      <text:p text:style-name="Secondary">kidney to epigastrium, &lt; motion. </text:p>
      <text:p text:style-name="Secondary">Forward, cutting in urethra on urinating. </text:p>
      <text:p text:style-name="Secondary">Lithæmia. </text:p>
      <text:p text:style-name="Secondary">Offensive genitals. </text:p>
      <text:p text:style-name="Secondary">Testes seem bruised. </text:p>
      <text:p text:style-name="Secondary">Prepuce puffed; sloughing. </text:p>
      <text:p text:style-name="Secondary">Gonorrhœa. </text:p>
      <text:p text:style-name="Secondary">Chordee. </text:p>
      <text:p text:style-name="Secondary">Tearing in ovaries (l). </text:p>
      <text:p text:style-name="Secondary">Itching, sensitive vagina. </text:p>
      <text:p text:style-name="Secondary">Short, difficult breathing. </text:p>
      <text:p text:style-name="Secondary">Asthma. </text:p>
      <text:p text:style-name="Secondary">Cough by day only. </text:p>
      <text:p text:style-name="Secondary">Expectorates easier lying. </text:p>
      <text:p text:style-name="Secondary">Cheesy sputum. </text:p>
      <text:p text:style-name="Secondary">Anxious palpitation. </text:p>
      <text:p text:style-name="Secondary">Retracted nipples. </text:p>
      <text:p text:style-name="Secondary">Chest pains take various directions. </text:p>
      <text:p text:style-name="Secondary">Back; throbs; pressure over kidneys; atrophy of long muscles. </text:p>
      <text:p text:style-name="Secondary">Cracking joints. </text:p>
      <text:p text:style-name="Secondary">Numb fingers, on waking at night (Nat-m.). </text:p>
      <text:p text:style-name="Secondary">Crawling or inflamed finger or toe tips. </text:p>
      <text:p text:style-name="Secondary">Hips give way; limbs feel paralyzed. </text:p>
      <text:p text:style-name="Secondary">Restless knees. </text:p>
      <text:p text:style-name="Secondary">Painful soles. </text:p>
      <text:p text:style-name="Secondary">Foul, acrid foot-sweat. </text:p>
      <text:p text:style-name="Secondary">Skin brown; spotted; dirty; hairy. </text:p>
      <text:p text:style-name="Secondary"><text:soft-page-break/>Eruptions itch or burn violently from cold bathing. </text:p>
      <text:p text:style-name="Secondary">Moist foul polypi. </text:p>
      <text:p text:style-name="Secondary">Prurigo. </text:p>
      <text:p text:style-name="Secondary">Nævi. </text:p>
      <text:p text:style-name="Secondary">Bluish white ulcers. </text:p>
      <text:p text:style-name="Secondary">Stinging, jumping out feeling. </text:p>
      <text:p text:style-name="Secondary">Itchi </text:p>
      <text:p text:style-name="Secondary">Blood-boils on back. </text:p>
      <text:p text:style-name="Secondary">Foul pustules, with sunken apices. </text:p>
      <text:p text:style-name="Secondary">Nails ribbed, soft. brittle, crumbling, discolored or distorted. </text:p>
      <text:p text:style-name="Secondary">Sleepless when on l. </text:p>
      <text:p text:style-name="Secondary">side; </text:p>
      <text:p text:style-name="Secondary">Dreams of the dead. </text:p>
      <text:p text:style-name="Secondary">Shaking chill, with yawning; &lt; urinating; not &gt; heat. </text:p>
      <text:p text:style-name="Secondary">Heat rises into chest; with icy hands, nosebleed or cough. </text:p>
      <text:p text:style-name="Secondary">Sweat on bare parts; with dry heat on covered ones; with cold hands, &gt; washing; profuse on genitals; gushing &lt; company; foul; pungent; staining. </text:p>
      <text:p text:style-name="SK-MM-Remedy-Reference">Complementary: Nat-m. Nit-ac. Sabi. Sil. Related: Merc. Nit-ac. Sabi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3" meta:paragraph-count="583" meta:word-count="1683" meta:character-count="11476"/>
    <dc:date>2012-09-06T00:50:36.22</dc:date>
    <meta:editing-duration>PT2M22S</meta:editing-duration>
    <meta:editing-cycles>1</meta:editing-cycles>
  </office:meta>
</office:document-meta>
</file>